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add6e7" draw:fill-color="#0096d4" fo:padding-top="-0.05cm" fo:padding-bottom="-0.05cm" fo:padding-left="-0.05cm" fo:padding-right="-0.05cm"/>
    </style:style>
    <style:style style:name="gr2" style:family="graphic" style:parent-style-name="standard">
      <style:graphic-properties svg:stroke-width="0cm" svg:stroke-color="#add6e7" draw:fill-color="#00b4ff" fo:padding-top="-0.05cm" fo:padding-bottom="-0.05cm" fo:padding-left="-0.05cm" fo:padding-right="-0.05cm"/>
    </style:style>
    <style:style style:name="gr3" style:family="graphic" style:parent-style-name="standard">
      <style:graphic-properties svg:stroke-width="0.08cm" svg:stroke-color="#add6e7" draw:fill="none" draw:fill-color="#ffffff" fo:padding-top="-0.01cm" fo:padding-bottom="-0.01cm" fo:padding-left="-0.01cm" fo:padding-right="-0.01cm"/>
    </style:style>
    <style:style style:name="gr4" style:family="graphic" style:parent-style-name="standard">
      <style:graphic-properties svg:stroke-width="0cm" draw:fill-color="#005a80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1.979cm" svg:y="-5cm"/>
          <draw:glue-point draw:id="5" svg:x="5cm" svg:y="-5cm"/>
          <draw:glue-point draw:id="6" svg:x="1.511cm" svg:y="-5cm"/>
          <draw:glue-point draw:id="7" svg:x="2.495cm" svg:y="5cm"/>
          <draw:glue-point draw:id="8" svg:x="-5cm" svg:y="-0.069cm"/>
          <draw:glue-point draw:id="9" svg:x="-5cm" svg:y="4.845cm"/>
          <draw:glue-point draw:id="10" svg:x="-5cm" svg:y="2.388cm"/>
          <draw:glue-point draw:id="11" svg:x="5cm" svg:y="-0.069cm"/>
          <draw:glue-point draw:id="12" svg:x="5cm" svg:y="-2.534cm"/>
          <draw:glue-point draw:id="13" svg:x="0.225cm" svg:y="-0.604cm"/>
          <draw:polygon draw:style-name="gr1" draw:layer="layout" svg:width="3.028cm" svg:height="0.983cm" svg:x="0.008cm" svg:y="0.986cm" svg:viewBox="0 0 3029 984" draw:points="0,984 3029,984 3029,0 0,0">
            <text:p/>
          </draw:polygon>
          <draw:polygon draw:style-name="gr2" draw:layer="layout" svg:width="4.048cm" svg:height="0.991cm" svg:x="0cm" svg:y="0cm" svg:viewBox="0 0 4049 992" draw:points="0,992 1223,0 4049,0 3034,992">
            <text:p/>
          </draw:polygon>
          <draw:polyline draw:style-name="gr3" draw:layer="layout" svg:width="4.048cm" svg:height="0.991cm" svg:x="0cm" svg:y="0cm" svg:viewBox="0 0 4049 992" draw:points="0,992 1223,0 4049,0 3034,992 0,992">
            <text:p/>
          </draw:polyline>
          <draw:polygon draw:style-name="gr4" draw:layer="layout" svg:width="1.012cm" svg:height="1.998cm" svg:x="3.034cm" svg:y="0.002cm" svg:viewBox="0 0 1013 1999" draw:points="0,1999 1012,985 1013,0 0,988">
            <text:p/>
          </draw:polygon>
          <draw:polyline draw:style-name="gr3" draw:layer="layout" svg:width="1.012cm" svg:height="1.998cm" svg:x="3.034cm" svg:y="0.002cm" svg:viewBox="0 0 1013 1999" draw:points="0,1999 1012,985 1013,0 0,988 0,1999">
            <text:p/>
          </draw:polyline>
          <draw:polygon draw:style-name="gr5" draw:layer="layout" svg:width="1.094cm" svg:height="0.206cm" svg:x="0.681cm" svg:y="0.65cm" svg:viewBox="0 0 1095 207" draw:points="1094,83 1035,131 279,131 204,207 0,117 411,0 339,83 1095,83">
            <text:p/>
          </draw:polygon>
          <draw:polygon draw:style-name="gr5" draw:layer="layout" svg:width="1.094cm" svg:height="0.206cm" svg:x="1.274cm" svg:y="0.279cm" svg:viewBox="0 0 1095 207" draw:points="1094,83 1035,131 279,131 204,207 0,117 411,0 339,83 1095,83">
            <text:p/>
          </draw:polygon>
          <draw:polygon draw:style-name="gr5" draw:layer="layout" svg:width="1.094cm" svg:height="0.207cm" svg:x="1.908cm" svg:y="0.479cm" svg:viewBox="0 0 1095 208" draw:points="0,123 58,75 814,75 889,0 1095,89 683,208 755,123">
            <text:p/>
          </draw:polygon>
          <draw:polygon draw:style-name="gr5" draw:layer="layout" svg:width="1.093cm" svg:height="0.207cm" svg:x="2.3cm" svg:y="0.108cm" svg:viewBox="0 0 1094 208" draw:points="0,123 58,75 814,75 889,0 1094,89 682,208 754,123">
            <text:p/>
          </draw:polygon>
          <draw:polygon draw:style-name="gr5" draw:layer="layout" svg:width="0.751cm" svg:height="0.254cm" svg:x="1.521cm" svg:y="1.364cm" svg:viewBox="0 0 752 255" draw:points="0,169 546,169 546,255 752,127 546,0 546,86 0,86">
            <text:p/>
          </draw:polygon>
          <draw:polygon draw:style-name="gr5" draw:layer="layout" svg:width="0.72cm" svg:height="0.332cm" svg:x="1.478cm" svg:y="1.059cm" svg:viewBox="0 0 721 333" draw:points="30,333 542,157 574,239 721,52 481,0 513,80 0,255 31,333">
            <text:p/>
          </draw:polygon>
          <draw:polygon draw:style-name="gr5" draw:layer="layout" svg:width="0.72cm" svg:height="0.332cm" svg:x="1.478cm" svg:y="1.588cm" svg:viewBox="0 0 721 333" draw:points="30,0 542,175 574,93 721,280 481,333 513,252 0,77 31,0">
            <text:p/>
          </draw:polygon>
          <draw:polygon draw:style-name="gr5" draw:layer="layout" svg:width="0.731cm" svg:height="0.254cm" svg:x="0.676cm" svg:y="1.364cm" svg:viewBox="0 0 732 255" draw:points="0,169 526,169 526,255 732,127 526,0 526,86 0,8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IOS SLB</dc:title>
    <meta:creation-date>2011-02-07T16:45:45</meta:creation-date>
    <meta:editing-duration>P0D</meta:editing-duration>
    <meta:editing-cycles>1</meta:editing-cycles>
    <meta:document-statistic meta:object-count="14"/>
    <meta:generator>OpenOffice.org/3.3$Linux OpenOffice.org_project/330m20$Build-9567</meta:generator>
  </office:meta>
</office:document-meta>
</file>